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17ddd0" officeooo:paragraph-rsid="00252547"/>
    </style:style>
    <style:style style:name="P2" style:family="paragraph" style:parent-style-name="Subtitle">
      <style:text-properties officeooo:rsid="00091e34" officeooo:paragraph-rsid="00252547"/>
    </style:style>
    <style:style style:name="P3" style:family="paragraph" style:parent-style-name="Heading_20_1">
      <style:text-properties officeooo:rsid="00091e34" officeooo:paragraph-rsid="00252547"/>
    </style:style>
    <style:style style:name="P4" style:family="paragraph" style:parent-style-name="Text_20_body" style:list-style-name="L1">
      <style:text-properties officeooo:rsid="00183e8d" officeooo:paragraph-rsid="00252547"/>
    </style:style>
    <style:style style:name="P5" style:family="paragraph" style:parent-style-name="Text_20_body" style:list-style-name="L1">
      <style:text-properties officeooo:rsid="00107279" officeooo:paragraph-rsid="00252547"/>
    </style:style>
    <style:style style:name="P6" style:family="paragraph" style:parent-style-name="Heading_20_1">
      <style:text-properties officeooo:rsid="0019849c" officeooo:paragraph-rsid="00252547"/>
    </style:style>
    <style:style style:name="P7" style:family="paragraph" style:parent-style-name="Heading_20_2">
      <style:text-properties officeooo:rsid="0019849c" officeooo:paragraph-rsid="00252547"/>
    </style:style>
    <style:style style:name="P8" style:family="paragraph" style:parent-style-name="Text_20_body">
      <style:text-properties fo:font-weight="normal" officeooo:rsid="0019849c" officeooo:paragraph-rsid="00252547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9849c" officeooo:paragraph-rsid="00252547" style:font-weight-asian="normal" style:font-weight-complex="normal"/>
    </style:style>
    <style:style style:name="P10" style:family="paragraph" style:parent-style-name="Heading_20_2">
      <style:text-properties officeooo:rsid="000c0022" officeooo:paragraph-rsid="00252547"/>
    </style:style>
    <style:style style:name="P11" style:family="paragraph" style:parent-style-name="Text_20_body">
      <style:paragraph-properties fo:text-align="start" style:justify-single-word="false"/>
      <style:text-properties officeooo:rsid="001b60a7" officeooo:paragraph-rsid="00252547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1b60a7" officeooo:paragraph-rsid="00252547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rsid="001d5e38" officeooo:paragraph-rsid="00252547"/>
    </style:style>
    <style:style style:name="T1" style:family="text">
      <style:text-properties officeooo:rsid="00183e8d"/>
    </style:style>
    <style:style style:name="T2" style:family="text">
      <style:text-properties officeooo:rsid="001b60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Modeling</text:p>
      <text:p text:style-name="P2">College Algebra</text:p>
      <text:h text:style-name="P3" text:outline-level="1">Main Ideas</text:h>
      <text:list text:style-name="L1">
        <text:list-item>
          <text:p text:style-name="P4">Test if data can be modeled by an exponential function by dividing consecutive values of the dependent variable.</text:p>
        </text:list-item>
        <text:list-item>
          <text:p text:style-name="P5"><text:span text:style-name="T1">The strategy for finding an exponential model is similar for finding a linear model</text:span>. <text:span text:style-name="T1">Only the algebraic operations change.</text:span></text:p>
        </text:list-item>
        <text:list-item>
          <text:p text:style-name="P4">Once you have the model, the followup questions are repetitive.</text:p>
        </text:list-item>
      </text:list>
      <text:h text:style-name="P6" text:outline-level="1">Testing if Data is Exponential</text:h>
      <text:h text:style-name="P7" text:outline-level="2">How To – Test is Data is Exponential</text:h>
      <text:p text:style-name="P8">Starting with a table of values where the change in the independent variables is constant:</text:p>
      <text:list text:style-name="L2">
        <text:list-item>
          <text:p text:style-name="P9">Divide consecutive values of the dependent variable.</text:p>
        </text:list-item>
        <text:list-item>
          <text:p text:style-name="P9">If the quotients are all the same, then the data can be modeled by an exponential function.</text:p>
        </text:list-item>
      </text:list>
      <text:h text:style-name="P6" text:outline-level="1">Finding an Exponential Model from Data</text:h>
      <text:h text:style-name="P10" text:outline-level="2">How To – <text:span text:style-name="T2">Find an Exponential Model from Data</text:span></text:h>
      <text:p text:style-name="P11">To find an exponential function <draw:frame draw:style-name="fr1" draw:name="Object2" text:anchor-type="as-char" svg:y="-0.1909in" svg:width="0.8327in" svg:height="0.236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starting with a table of values that can be modeled by an exponential function:</text:p>
      <text:list text:style-name="L3">
        <text:list-item>
          <text:p text:style-name="P12">Note the change in the independent variable. Call that change <draw:frame draw:style-name="fr1" draw:name="Object1" text:anchor-type="as-char" svg:y="-0.1791in" svg:width="0.0945in" svg:height="0.224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  <text:list-item>
          <text:p text:style-name="P12">Divide consecutive values of the dependent variable. This quotient is <draw:frame draw:style-name="fr1" draw:name="Object3" text:anchor-type="as-char" svg:y="-0.1909in" svg:width="0.1516in" svg:height="0.236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</text:list-item>
        <text:list-item>
          <text:p text:style-name="P12">Raise <draw:frame draw:style-name="fr1" draw:name="Object4" text:anchor-type="as-char" svg:y="-0.1909in" svg:width="0.1516in" svg:height="0.236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to the <draw:frame draw:style-name="fr1" draw:name="Object5" text:anchor-type="as-char" svg:y="-0.2827in" svg:width="0.128in" svg:height="0.47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power. That value is <draw:frame draw:style-name="fr1" draw:name="Object6" text:anchor-type="as-char" svg:y="-0.1791in" svg:width="0.0945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</text:list-item>
        <text:list-item>
          <text:p text:style-name="P13">Substitute the value of <draw:frame draw:style-name="fr1" draw:name="Object7" text:anchor-type="as-char" svg:y="-0.1791in" svg:width="0.0945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and a matching pair of <draw:frame draw:style-name="fr1" draw:name="Object8" text:anchor-type="as-char" svg:y="-0.1791in" svg:width="0.0972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and <draw:frame draw:style-name="fr1" draw:name="Object9" text:anchor-type="as-char" svg:y="-0.1791in" svg:width="0.3772in" svg:height="0.224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rom the table to solve for <draw:frame draw:style-name="fr1" draw:name="Object10" text:anchor-type="as-char" svg:y="-0.1791in" svg:width="0.1189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26:22.954000000</meta:creation-date>
    <meta:editing-duration>PT2M1S</meta:editing-duration>
    <meta:editing-cycles>2</meta:editing-cycles>
    <meta:generator>LibreOffice/24.8.2.1$Windows_x86 LibreOffice_project/0f794b6e29741098670a3b95d60478a65d05ef13</meta:generator>
    <dc:date>2024-11-01T13:28:24.109000000</dc:date>
    <meta:document-statistic meta:table-count="0" meta:image-count="0" meta:object-count="10" meta:page-count="1" meta:paragraph-count="18" meta:word-count="193" meta:character-count="1104" meta:non-whitespace-character-count="930"/>
    <meta:template xlink:type="simple" xlink:actuate="onRequest" xlink:title="Math Worksheet" xlink:href="../../../../PortableApps/LibreOfficePortable/Data/settings/user/template/Math%20Worksheet.ott" meta:date="2024-11-01T13:26:22.76300000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 ( x 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P</mi>
          <mo stretchy="false">⋅</mo>
          <msup>
            <mi>a</mi>
            <mi>x</mi>
          </msup>
        </mrow>
      </mrow>
    </mrow>
    <annotation encoding="StarMath 5.0">f(x) = P cdot a^x</annotation>
  </semantics>
</math>
</file>

<file path=Object 6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8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9/content.xml><?xml version="1.0" encoding="utf-8"?>
<math xmlns="http://www.w3.org/1998/Math/MathML" display="block">
  <semantics>
    <mfrac>
      <mn>1</mn>
      <mi>h</mi>
    </mfrac>
    <annotation encoding="StarMath 5.0">1 over h</annotation>
  </semantics>
</math>
</file>